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31pt"/>
    </style:style>
    <style:style style:name="co2" style:family="table-column">
      <style:table-column-properties fo:break-before="auto" style:column-width="95.41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122.09pt"/>
    </style:style>
    <style:style style:name="co5" style:family="table-column">
      <style:table-column-properties fo:break-before="auto" style:column-width="81.3pt"/>
    </style:style>
    <style:style style:name="co6" style:family="table-column">
      <style:table-column-properties fo:break-before="auto" style:column-width="105.05pt"/>
    </style:style>
    <style:style style:name="co7" style:family="table-column">
      <style:table-column-properties fo:break-before="auto" style:column-width="116.16pt"/>
    </style:style>
    <style:style style:name="co8" style:family="table-column">
      <style:table-column-properties fo:break-before="auto" style:column-width="133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Order GBIF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Family GBIF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pecies GBIF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ttacking mature trees</text:p>
          </table:table-cell>
          <table:table-cell office:value-type="string" calcext:value-type="string">
            <text:p>attacking potted seedlings</text:p>
          </table:table-cell>
          <table:table-cell office:value-type="string" calcext:value-type="string">
            <text:p>attacking outplanted saplings</text:p>
          </table:table-cell>
        </table:table-row>
        <table:table-row table:style-name="ro1">
          <table:table-cell office:value-type="string" calcext:value-type="string">
            <text:p>Acari</text:p>
          </table:table-cell>
          <table:table-cell/>
          <table:table-cell office:value-type="string" calcext:value-type="string">
            <text:p>unidentified family</text:p>
          </table:table-cell>
          <table:table-cell/>
          <table:table-cell office:value-type="string" calcext:value-type="string">
            <text:p>unidentified species</text:p>
          </table:table-cell>
          <table:table-cell table:number-columns-repeated="2"/>
          <table:table-cell office:value-type="string" calcext:value-type="string">
            <text:p>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eoptera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Tenebrionidae</text:p>
          </table:table-cell>
          <table:table-cell office:value-type="float" office:value="7857" calcext:value-type="float">
            <text:p>7857</text:p>
          </table:table-cell>
          <table:table-cell office:value-type="string" calcext:value-type="string">
            <text:p>unidentified species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eoptera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Chrysomelidae</text:p>
          </table:table-cell>
          <table:table-cell office:value-type="float" office:value="7780" calcext:value-type="float">
            <text:p>7780</text:p>
          </table:table-cell>
          <table:table-cell office:value-type="string" calcext:value-type="string">
            <text:p>Rhyparida sp.</text:p>
          </table:table-cell>
          <table:table-cell office:value-type="float" office:value="3259981" calcext:value-type="float">
            <text:p>3259981</text:p>
          </table:table-cell>
          <table:table-cell office:value-type="string" calcext:value-type="string">
            <text:p>invasive</text:p>
          </table:table-cell>
          <table:table-cell table:number-columns-repeated="2"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Coleoptera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Curculionidae</text:p>
          </table:table-cell>
          <table:table-cell office:value-type="float" office:value="4239" calcext:value-type="float">
            <text:p>4239</text:p>
          </table:table-cell>
          <table:table-cell office:value-type="string" calcext:value-type="string">
            <text:p>unidentified species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eoptera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Elateridae</text:p>
          </table:table-cell>
          <table:table-cell office:value-type="float" office:value="7825" calcext:value-type="float">
            <text:p>7825</text:p>
          </table:table-cell>
          <table:table-cell office:value-type="string" calcext:value-type="string">
            <text:p>unidentified species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eoptera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unidentified family</text:p>
          </table:table-cell>
          <table:table-cell/>
          <table:table-cell office:value-type="string" calcext:value-type="string">
            <text:p>Myocallis guamensis</text:p>
          </table:table-cell>
          <table:table-cell/>
          <table:table-cell office:value-type="string" calcext:value-type="string">
            <text:p>native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eoptera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unidentified family</text:p>
          </table:table-cell>
          <table:table-cell/>
          <table:table-cell office:value-type="string" calcext:value-type="string">
            <text:p>Myocallis spinifer</text:p>
          </table:table-cell>
          <table:table-cell/>
          <table:table-cell office:value-type="string" calcext:value-type="string">
            <text:p>native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iptera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Aphididae</text:p>
          </table:table-cell>
          <table:table-cell/>
          <table:table-cell office:value-type="string" calcext:value-type="string">
            <text:p>Aphis craccivora</text:p>
          </table:table-cell>
          <table:table-cell office:value-type="float" office:value="8414954" calcext:value-type="float">
            <text:p>8414954</text:p>
          </table:table-cell>
          <table:table-cell office:value-type="string" calcext:value-type="string">
            <text:p>invasive</text:p>
          </table:table-cell>
          <table:table-cell/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Hemiptera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Aphrophoridae</text:p>
          </table:table-cell>
          <table:table-cell/>
          <table:table-cell office:value-type="string" calcext:value-type="string">
            <text:p>Lallemandana phalerata</text:p>
          </table:table-cell>
          <table:table-cell office:value-type="float" office:value="2016693" calcext:value-type="float">
            <text:p>2016693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iptera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Coccidae</text:p>
          </table:table-cell>
          <table:table-cell/>
          <table:table-cell office:value-type="string" calcext:value-type="string">
            <text:p>Saissetia sp.</text:p>
          </table:table-cell>
          <table:table-cell office:value-type="float" office:value="2091083" calcext:value-type="float">
            <text:p>2091083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Hemiptera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Margarodidae</text:p>
          </table:table-cell>
          <table:table-cell/>
          <table:table-cell office:value-type="string" calcext:value-type="string">
            <text:p>Steatococcus samaraius</text:p>
          </table:table-cell>
          <table:table-cell office:value-type="float" office:value="2079883" calcext:value-type="float">
            <text:p>2079883</text:p>
          </table:table-cell>
          <table:table-cell office:value-type="string" calcext:value-type="string">
            <text:p>invasive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Hemiptera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Membracidae</text:p>
          </table:table-cell>
          <table:table-cell/>
          <table:table-cell office:value-type="string" calcext:value-type="string">
            <text:p>Leptocentrus taurus</text:p>
          </table:table-cell>
          <table:table-cell office:value-type="float" office:value="2022062" calcext:value-type="float">
            <text:p>2022062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iptera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Pseudococcidae</text:p>
          </table:table-cell>
          <table:table-cell/>
          <table:table-cell office:value-type="string" calcext:value-type="string">
            <text:p>Dysmicoccus brevipes</text:p>
          </table:table-cell>
          <table:table-cell office:value-type="float" office:value="7672713" calcext:value-type="float">
            <text:p>7672713</text:p>
          </table:table-cell>
          <table:table-cell office:value-type="string" calcext:value-type="string">
            <text:p>invasive</text:p>
          </table:table-cell>
          <table:table-cell/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Hemiptera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Pseudococcidae</text:p>
          </table:table-cell>
          <table:table-cell/>
          <table:table-cell office:value-type="string" calcext:value-type="string">
            <text:p>Dysmicoccus neobrevipes</text:p>
          </table:table-cell>
          <table:table-cell office:value-type="float" office:value="2092833" calcext:value-type="float">
            <text:p>2092833</text:p>
          </table:table-cell>
          <table:table-cell office:value-type="string" calcext:value-type="string">
            <text:p>invasive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iptera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Pseudococcidae</text:p>
          </table:table-cell>
          <table:table-cell/>
          <table:table-cell office:value-type="string" calcext:value-type="string">
            <text:p>Ferrisia virgata</text:p>
          </table:table-cell>
          <table:table-cell office:value-type="float" office:value="2093900" calcext:value-type="float">
            <text:p>209390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iptera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Pseudococcidae</text:p>
          </table:table-cell>
          <table:table-cell/>
          <table:table-cell office:value-type="string" calcext:value-type="string">
            <text:p>Planococcus citri</text:p>
          </table:table-cell>
          <table:table-cell office:value-type="float" office:value="7920517" calcext:value-type="float">
            <text:p>7920517</text:p>
          </table:table-cell>
          <table:table-cell office:value-type="string" calcext:value-type="string">
            <text:p>invasive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iptera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Tropiduchidae</text:p>
          </table:table-cell>
          <table:table-cell/>
          <table:table-cell office:value-type="string" calcext:value-type="string">
            <text:p>Kallitaxila crini</text:p>
          </table:table-cell>
          <table:table-cell office:value-type="float" office:value="8142925" calcext:value-type="float">
            <text:p>8142925</text:p>
          </table:table-cell>
          <table:table-cell office:value-type="string" calcext:value-type="string">
            <text:p>invasive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ptera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unidentified family</text:p>
          </table:table-cell>
          <table:table-cell/>
          <table:table-cell office:value-type="string" calcext:value-type="string">
            <text:p>unidentified species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pidoptera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Geometridae</text:p>
          </table:table-cell>
          <table:table-cell/>
          <table:table-cell office:value-type="string" calcext:value-type="string">
            <text:p>unidentified species 1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pidoptera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Geometridae</text:p>
          </table:table-cell>
          <table:table-cell/>
          <table:table-cell office:value-type="string" calcext:value-type="string">
            <text:p>unidentified species 2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pidoptera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Geometridae</text:p>
          </table:table-cell>
          <table:table-cell/>
          <table:table-cell office:value-type="string" calcext:value-type="string">
            <text:p>unidentified species 3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pidoptera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Geometridae</text:p>
          </table:table-cell>
          <table:table-cell/>
          <table:table-cell office:value-type="string" calcext:value-type="string">
            <text:p>unidentified species 4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pidoptera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micolepidoptera</text:p>
          </table:table-cell>
          <table:table-cell/>
          <table:table-cell office:value-type="string" calcext:value-type="string">
            <text:p>unidentified species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pidoptera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octuidae</text:p>
          </table:table-cell>
          <table:table-cell/>
          <table:table-cell office:value-type="string" calcext:value-type="string">
            <text:p>unidentified species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pidoptera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Pieridae</text:p>
          </table:table-cell>
          <table:table-cell/>
          <table:table-cell office:value-type="string" calcext:value-type="string">
            <text:p>Eurema blanda</text:p>
          </table:table-cell>
          <table:table-cell office:value-type="float" office:value="5137808" calcext:value-type="float">
            <text:p>5137808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RG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J2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9T09:16:15.566587256</meta:creation-date>
    <dc:date>2017-09-10T00:35:07.011651744</dc:date>
    <meta:editing-duration>PT12H56M57S</meta:editing-duration>
    <meta:editing-cycles>4</meta:editing-cycles>
    <meta:generator>LibreOffice/5.1.6.2$Linux_X86_64 LibreOffice_project/10m0$Build-2</meta:generator>
    <meta:document-statistic meta:table-count="1" meta:cell-count="176" meta:object-count="0"/>
  </office:meta>
</office:document-meta>
</file>